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388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.298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6389" svg:stroke-width="0.019cm" svg:stroke-color="#0098cc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13cm" fo:min-width="0.508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0098cc" draw:marker-start-width="0.245cm" draw:marker-start-center="false" draw:marker-end-width="0.245cm" draw:marker-end-center="false" draw:fill="solid" draw:fill-color="#0098cc" draw:opacity="30%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30%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98cc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98cc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289cm" svg:height="0.624cm" draw:transform="rotate (1.5707963267949) translate (8.984cm 15.897cm)">
            <draw:text-box>
              <text:p text:style-name="P1"><text:span text:style-name="T1">5 cm</text:span></text:p>
            </draw:text-box>
          </draw:frame>
          <draw:frame draw:style-name="gr2" draw:text-style-name="P2" draw:layer="layout" svg:width="1.493cm" svg:height="0.624cm" svg:x="10.217cm" svg:y="14.218cm">
            <draw:text-box>
              <text:p text:style-name="P1"><text:span text:style-name="T1">15 cm</text:span></text:p>
            </draw:text-box>
          </draw:frame>
          <draw:rect draw:style-name="gr3" draw:text-style-name="P3" draw:layer="layout" svg:width="3.001cm" svg:height="1.001cm" svg:x="9.494cm" svg:y="14.74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88" draw:display-name="Dashed (var) 6388" draw:style="rect" draw:dots1="1" draw:distance="0.083cm"/>
    <draw:stroke-dash draw:name="Dashed_20__28_var_29__20_6389" draw:display-name="Dashed (var) 6389" draw:style="rect" draw:dots1="1" draw:distance="0.08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7:40:24.107129573</meta:creation-date>
    <dc:date>2018-05-22T07:41:41.930972236</dc:date>
    <meta:editing-duration>PT1M1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